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var secondary-font" svg:font-family="'var secondary-fon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font-variant="normal" fo:text-transform="none" style:font-name="var secondary-font" fo:font-size="16.5pt" fo:letter-spacing="normal" fo:font-style="normal" fo:font-weight="normal" officeooo:rsid="001196ee" officeooo:paragraph-rsid="001196ee" style:font-name-asian="NSimSun" style:font-size-asian="18pt" style:font-weight-asian="bold" style:font-name-complex="Arial" style:font-size-complex="18pt" style:font-weight-complex="bold"/>
    </style:style>
    <style:style style:name="P2" style:family="paragraph" style:parent-style-name="Text_20_body">
      <style:text-properties fo:font-variant="normal" fo:text-transform="none" style:font-name="var secondary-font" fo:font-size="16.5pt" fo:letter-spacing="normal" fo:font-style="normal" fo:font-weight="normal" officeooo:rsid="001196ee" officeooo:paragraph-rsid="001196ee" style:font-name-asian="NSimSun" style:font-size-asian="18pt" style:font-weight-asian="bold" style:font-name-complex="Arial" style:font-size-complex="18pt" style:font-weight-complex="bold"/>
    </style:style>
    <style:style style:name="P3" style:family="paragraph" style:parent-style-name="Text_20_body">
      <style:text-properties fo:font-variant="normal" fo:text-transform="none" style:font-name="var secondary-font" fo:font-size="16.5pt" fo:letter-spacing="normal" fo:font-style="normal" style:text-underline-style="none" fo:font-weight="normal" officeooo:rsid="001196ee" officeooo:paragraph-rsid="001196ee" style:font-name-asian="NSimSun" style:font-size-asian="18pt" style:font-weight-asian="normal" style:font-name-complex="Arial" style:font-size-complex="18pt" style:font-weight-complex="normal"/>
    </style:style>
    <style:style style:name="P4" style:family="paragraph" style:parent-style-name="Text_20_body">
      <style:text-properties fo:font-variant="normal" fo:text-transform="none" style:font-name="var secondary-font" fo:font-size="16.5pt" fo:letter-spacing="normal" fo:font-style="normal" style:text-underline-style="none" fo:font-weight="normal" officeooo:rsid="0012e965" officeooo:paragraph-rsid="0012e965" style:font-name-asian="NSimSun" style:font-size-asian="18pt" style:font-weight-asian="normal" style:font-name-complex="Arial" style:font-size-complex="18pt" style:font-weight-complex="normal"/>
    </style:style>
    <style:style style:name="P5" style:family="paragraph" style:parent-style-name="Text_20_body">
      <style:text-properties fo:font-variant="normal" fo:text-transform="none" style:font-name="var secondary-font" fo:font-size="16.5pt" fo:letter-spacing="normal" fo:font-style="normal" style:text-underline-style="none" fo:font-weight="normal" officeooo:rsid="00140987" officeooo:paragraph-rsid="00140987" style:font-name-asian="NSimSun" style:font-size-asian="18pt" style:font-weight-asian="normal" style:font-name-complex="Arial" style:font-size-complex="18pt" style:font-weight-complex="normal"/>
    </style:style>
    <style:style style:name="P6" style:family="paragraph" style:parent-style-name="Text_20_body">
      <style:text-properties fo:font-variant="normal" fo:text-transform="none" style:font-name="var secondary-font" fo:font-size="16.5pt" fo:letter-spacing="normal" fo:font-style="normal" style:text-underline-style="none" fo:font-weight="normal" officeooo:rsid="001451c3" officeooo:paragraph-rsid="001451c3" style:font-name-asian="NSimSun" style:font-size-asian="18pt" style:font-weight-asian="normal" style:font-name-complex="Arial" style:font-size-complex="18pt" style:font-weight-complex="normal"/>
    </style:style>
    <style:style style:name="P7" style:family="paragraph" style:parent-style-name="Text_20_body">
      <style:text-properties officeooo:paragraph-rsid="001451c3"/>
    </style:style>
    <style:style style:name="P8" style:family="paragraph" style:parent-style-name="Text_20_body">
      <style:text-properties officeooo:rsid="001451c3" officeooo:paragraph-rsid="001451c3"/>
    </style:style>
    <style:style style:name="P9" style:family="paragraph" style:parent-style-name="Text_20_body">
      <style:text-properties officeooo:rsid="0015666b" officeooo:paragraph-rsid="0015666b"/>
    </style:style>
    <style:style style:name="P10" style:family="paragraph" style:parent-style-name="Text_20_body">
      <style:text-properties fo:font-variant="normal" fo:text-transform="none" style:font-name="var secondary-font" fo:font-size="16.5pt" fo:letter-spacing="normal" fo:font-style="normal" style:text-underline-style="none" fo:font-weight="normal" officeooo:rsid="00140987" officeooo:paragraph-rsid="00140987" style:font-name-asian="NSimSun" style:font-size-asian="18pt" style:font-weight-asian="normal" style:font-name-complex="Arial" style:font-size-complex="18pt" style:font-weight-complex="normal"/>
    </style:style>
    <style:style style:name="P11" style:family="paragraph" style:parent-style-name="Text_20_body">
      <style:text-properties fo:font-variant="normal" fo:text-transform="none" style:font-name="var secondary-font" fo:font-size="16.5pt" fo:letter-spacing="normal" fo:font-style="normal" style:text-underline-style="none" fo:font-weight="normal" officeooo:rsid="001196ee" officeooo:paragraph-rsid="001196ee" style:font-name-asian="NSimSun" style:font-size-asian="18pt" style:font-weight-asian="normal" style:font-name-complex="Arial" style:font-size-complex="18pt" style:font-weight-complex="normal"/>
    </style:style>
    <style:style style:name="P12" style:family="paragraph" style:parent-style-name="Text_20_body">
      <style:text-properties fo:font-variant="normal" fo:text-transform="none" style:font-name="var secondary-font" fo:font-size="16.5pt" fo:letter-spacing="normal" fo:font-style="normal" style:text-underline-style="none" fo:font-weight="normal" officeooo:rsid="001451c3" officeooo:paragraph-rsid="001451c3" style:font-name-asian="NSimSun" style:font-size-asian="18pt" style:font-weight-asian="normal" style:font-name-complex="Arial" style:font-size-complex="18pt" style:font-weight-complex="normal"/>
    </style:style>
    <style:style style:name="P13" style:family="paragraph" style:parent-style-name="Text_20_body">
      <style:text-properties fo:font-variant="normal" fo:text-transform="none" style:font-name="var secondary-font" fo:font-size="16.5pt" fo:letter-spacing="normal" fo:font-style="normal" style:text-underline-style="none" fo:font-weight="normal" officeooo:rsid="0015666b" officeooo:paragraph-rsid="001451c3" style:font-name-asian="NSimSun" style:font-size-asian="18pt" style:font-weight-asian="normal" style:font-name-complex="Arial" style:font-size-complex="18pt" style:font-weight-complex="normal"/>
    </style:style>
    <style:style style:name="P14" style:family="paragraph" style:parent-style-name="Text_20_body">
      <style:text-properties fo:font-variant="normal" fo:text-transform="none" style:font-name="var secondary-font" fo:font-size="16.5pt" fo:letter-spacing="normal" fo:font-style="normal" style:text-underline-style="none" fo:font-weight="normal" officeooo:rsid="0015666b" officeooo:paragraph-rsid="0015666b" style:font-name-asian="NSimSun" style:font-size-asian="18pt" style:font-weight-asian="normal" style:font-name-complex="Arial" style:font-size-complex="18pt" style:font-weight-complex="normal"/>
    </style:style>
    <style:style style:name="P15" style:family="paragraph" style:parent-style-name="Text_20_body">
      <style:text-properties fo:font-variant="normal" fo:text-transform="none" style:font-name="var secondary-font" fo:font-size="16.5pt" fo:letter-spacing="normal" fo:font-style="normal" style:text-underline-style="none" fo:font-weight="normal" officeooo:rsid="00156939" officeooo:paragraph-rsid="00156939" style:font-name-asian="NSimSun" style:font-size-asian="18pt" style:font-weight-asian="normal" style:font-name-complex="Arial" style:font-size-complex="18pt" style:font-weight-complex="normal"/>
    </style:style>
    <style:style style:name="P16" style:family="paragraph" style:parent-style-name="Text_20_body">
      <style:text-properties fo:font-variant="normal" fo:text-transform="none" style:font-name="var secondary-font" fo:font-size="16.5pt" fo:letter-spacing="normal" fo:font-style="normal" style:text-underline-style="none" fo:font-weight="normal" officeooo:rsid="00157f65" officeooo:paragraph-rsid="00157f65" style:font-name-asian="NSimSun" style:font-size-asian="18pt" style:font-weight-asian="normal" style:font-name-complex="Arial" style:font-size-complex="18pt" style:font-weight-complex="normal"/>
    </style:style>
    <style:style style:name="P17" style:family="paragraph" style:parent-style-name="Text_20_body">
      <style:text-properties fo:font-variant="normal" fo:text-transform="none" style:font-name="var secondary-font" fo:font-size="16.5pt" fo:letter-spacing="normal" fo:font-style="normal" style:text-underline-style="none" fo:font-weight="normal" officeooo:rsid="00157f65" officeooo:paragraph-rsid="00157f65" style:font-name-asian="NSimSun" style:font-size-asian="18pt" style:font-style-asian="normal" style:font-weight-asian="normal" style:font-name-complex="Arial" style:font-size-complex="18pt" style:font-style-complex="normal" style:font-weight-complex="normal"/>
    </style:style>
    <style:style style:name="P18" style:family="paragraph" style:parent-style-name="Text_20_body">
      <style:text-properties fo:font-variant="normal" fo:text-transform="none" style:font-name="var secondary-font" fo:font-size="16.5pt" fo:letter-spacing="normal" fo:font-style="normal" style:text-underline-style="none" fo:font-weight="normal" officeooo:rsid="00164c32" officeooo:paragraph-rsid="00164c32" style:font-name-asian="NSimSun" style:font-size-asian="18pt" style:font-style-asian="normal" style:font-weight-asian="normal" style:font-name-complex="Arial" style:font-size-complex="18pt" style:font-style-complex="normal" style:font-weight-complex="normal"/>
    </style:style>
    <style:style style:name="P19" style:family="paragraph" style:parent-style-name="Text_20_body">
      <style:text-properties fo:font-variant="normal" fo:text-transform="none" style:font-name="var secondary-font" fo:font-size="16.5pt" fo:letter-spacing="normal" fo:font-style="normal" style:text-underline-style="none" fo:font-weight="normal" officeooo:rsid="001783eb" officeooo:paragraph-rsid="001783eb" style:font-name-asian="NSimSun" style:font-size-asian="18pt" style:font-style-asian="normal" style:font-weight-asian="normal" style:font-name-complex="Arial" style:font-size-complex="18pt" style:font-style-complex="normal" style:font-weight-complex="normal"/>
    </style:style>
    <style:style style:name="P20" style:family="paragraph" style:parent-style-name="Text_20_body">
      <style:text-properties fo:font-variant="normal" fo:text-transform="none" style:font-name="var secondary-font" fo:font-size="16.5pt" fo:letter-spacing="normal" fo:font-style="normal" style:text-underline-style="none" fo:font-weight="bold" officeooo:rsid="00157f65" officeooo:paragraph-rsid="00157f65" style:font-name-asian="NSimSun" style:font-size-asian="18pt" style:font-weight-asian="bold" style:font-name-complex="Arial" style:font-size-complex="18pt" style:font-weight-complex="bold"/>
    </style:style>
    <style:style style:name="P21" style:family="paragraph" style:parent-style-name="Text_20_body">
      <style:text-properties fo:font-variant="normal" fo:text-transform="none" style:font-name="var secondary-font" fo:font-size="16.5pt" fo:letter-spacing="normal" fo:font-style="normal" style:text-underline-style="none" fo:font-weight="bold" officeooo:rsid="00157f65" officeooo:paragraph-rsid="00157f65" style:font-name-asian="NSimSun" style:font-size-asian="18pt" style:font-style-asian="normal" style:font-weight-asian="bold" style:font-name-complex="Arial" style:font-size-complex="18pt" style:font-style-complex="normal" style:font-weight-complex="bold"/>
    </style:style>
    <style:style style:name="P22" style:family="paragraph" style:parent-style-name="Text_20_body">
      <style:text-properties fo:font-variant="normal" fo:text-transform="none" style:font-name="var secondary-font" fo:font-size="16.5pt" fo:letter-spacing="normal" fo:font-style="normal" style:text-underline-style="none" fo:font-weight="bold" officeooo:rsid="00164c32" officeooo:paragraph-rsid="00164c32" style:font-name-asian="NSimSun" style:font-size-asian="18pt" style:font-style-asian="normal" style:font-weight-asian="bold" style:font-name-complex="Arial" style:font-size-complex="18pt" style:font-style-complex="normal" style:font-weight-complex="bold"/>
    </style:style>
    <style:style style:name="P23" style:family="paragraph">
      <style:paragraph-properties fo:text-align="center"/>
    </style:style>
    <style:style style:name="P24" style:family="paragraph">
      <loext:graphic-properties draw:fill-color="#81d41a"/>
      <style:paragraph-properties fo:text-align="center"/>
    </style:style>
    <style:style style:name="P25" style:family="paragraph">
      <loext:graphic-properties draw:fill-color="#ff860d"/>
      <style:paragraph-properties fo:text-align="center"/>
    </style:style>
    <style:style style:name="P26" style:family="paragraph">
      <loext:graphic-properties draw:fill-color="#ff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57f65" style:font-weight-asian="bold" style:font-weight-complex="bold"/>
    </style:style>
    <style:style style:name="T3" style:family="text">
      <style:text-properties style:text-underline-style="solid" style:text-underline-width="auto" style:text-underline-color="font-color" fo:font-weight="bold"/>
    </style:style>
    <style:style style:name="T4" style:family="text">
      <style:text-properties style:text-underline-style="none" style:font-weight-asian="normal" style:font-weight-complex="normal"/>
    </style:style>
    <style:style style:name="T5" style:family="text">
      <style:text-properties officeooo:rsid="0012e965"/>
    </style:style>
    <style:style style:name="T6" style:family="text">
      <style:text-properties fo:font-variant="normal" fo:text-transform="none" style:font-name="var secondary-font" fo:font-size="16.5pt" fo:letter-spacing="normal" fo:font-style="normal" style:text-underline-style="none" fo:font-weight="normal" style:font-name-asian="NSimSun" style:font-size-asian="18pt" style:font-weight-asian="normal" style:font-name-complex="Arial" style:font-size-complex="18pt" style:font-weight-complex="normal"/>
    </style:style>
    <style:style style:name="T7" style:family="text">
      <style:text-properties fo:font-variant="normal" fo:text-transform="none" style:font-name="var secondary-font" fo:font-size="16.5pt" fo:letter-spacing="normal" fo:font-style="normal" style:text-underline-style="none" fo:font-weight="normal" officeooo:rsid="001451c3" style:font-name-asian="NSimSun" style:font-size-asian="18pt" style:font-weight-asian="normal" style:font-name-complex="Arial" style:font-size-complex="18pt" style:font-weight-complex="normal"/>
    </style:style>
    <style:style style:name="T8" style:family="text">
      <style:text-properties fo:font-variant="normal" fo:text-transform="none" style:font-name="var secondary-font" fo:font-size="16.5pt" fo:letter-spacing="normal" fo:font-style="normal" style:text-underline-style="none" fo:font-weight="normal" officeooo:rsid="0015666b" style:font-name-asian="NSimSun" style:font-size-asian="18pt" style:font-weight-asian="normal" style:font-name-complex="Arial" style:font-size-complex="18pt" style:font-weight-complex="normal"/>
    </style:style>
    <style:style style:name="T9" style:family="text">
      <style:text-properties fo:font-variant="normal" fo:text-transform="none" style:font-name="var secondary-font" fo:font-size="16.5pt" fo:letter-spacing="normal" fo:font-style="normal" style:text-underline-style="none" fo:font-weight="bold" style:font-name-asian="NSimSun" style:font-size-asian="18pt" style:font-weight-asian="bold" style:font-name-complex="Arial" style:font-size-complex="18pt" style:font-weight-complex="bold"/>
    </style:style>
    <style:style style:name="T10" style:family="text">
      <style:text-properties fo:font-variant="normal" fo:text-transform="none" style:font-name="var secondary-font" fo:font-size="16.5pt" fo:letter-spacing="normal" fo:font-style="normal" style:text-underline-style="none" fo:font-weight="bold" officeooo:rsid="001451c3" style:font-name-asian="NSimSun" style:font-size-asian="18pt" style:font-weight-asian="bold" style:font-name-complex="Arial" style:font-size-complex="18pt" style:font-weight-complex="bold"/>
    </style:style>
    <style:style style:name="T11" style:family="text">
      <style:text-properties fo:font-variant="normal" fo:text-transform="none" style:font-name="var secondary-font" fo:font-size="16.5pt" fo:letter-spacing="normal" fo:font-style="normal" style:text-underline-style="none" fo:font-weight="bold" officeooo:rsid="0015666b" style:font-name-asian="NSimSun" style:font-size-asian="18pt" style:font-weight-asian="bold" style:font-name-complex="Arial" style:font-size-complex="18pt" style:font-weight-complex="bold"/>
    </style:style>
    <style:style style:name="T12" style:family="text">
      <style:text-properties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officeooo:rsid="00157f65"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color="#81d41a" draw:textarea-horizontal-align="justify" draw:textarea-vertical-align="middle" draw:auto-grow-height="false" fo:min-height="1.499cm" fo:min-width="1.499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fill-color="#ff860d" draw:textarea-horizontal-align="justify" draw:textarea-vertical-align="middle" draw:auto-grow-height="false" fo:min-height="1.499cm" fo:min-width="1.499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fill-color="#ff0000" draw:textarea-horizontal-align="justify" draw:textarea-vertical-align="middle" draw:auto-grow-height="false" fo:min-height="1.499cm" fo:min-width="1.49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Malware</text:h>
      <text:p text:style-name="P2"/>
      <text:p text:style-name="P2">Descreve todos os softwares maliciosos que tem como objetivo infectar o computador e prejudica-lo. </text:p>
      <text:p text:style-name="P2">Para ele realizar esse objeto é primordial que seja <text:span text:style-name="T3">oculto</text:span><text:span text:style-name="T4">, já que isso permite que ele continue atuando sem ser notado.</text:span></text:p>
      <text:p text:style-name="P5">Alguns são especialmente perigosos pelo fato de que usam um modo de ataque mais sutil...</text:p>
      <text:p text:style-name="P3"/>
      <text:p text:style-name="P3">Tipos de Malware</text:p>
      <text:p text:style-name="P3"/>
      <text:p text:style-name="P3">É um termo muito amplos portanto veremos as mais comuns:</text:p>
      <text:p text:style-name="P3"/>
      <text:p text:style-name="P3">-virus</text:p>
      <text:p text:style-name="P3">O mais antigo. Esse tipo de Malware é um componente de software cujo objetivo é permanecer em um sistema, copiando a si mesmo em vários lugares desde o momento em que foi executado. Assim quando você tentar apagar o arquivo infectado já será tarde pois ele já se espalhou.</text:p>
      <text:p text:style-name="P3">O objeto dele pode variar, mas em geral destroem ou desabilitam aquivos ou programas que temos em nosso dispositivo, além de afetar o <text:span text:style-name="T5">desempenho do sistema e seu funcionamento. Em geral são introduzidos em arquivos executaveis ou em arquivos de inicialização.</text:span></text:p>
      <text:p text:style-name="P3"/>
      <text:p text:style-name="P3">-<text:span text:style-name="T5">worms</text:span></text:p>
      <text:p text:style-name="P4"><text:soft-page-break/>Os virus por serem os primeiros e mais antigos infectavam computadores que não tinham conexão de rede. Quando os computadores foram conectados atraves da rede aparece um malware chamado worm, que alem de se multiplicar como os virus, pode se multiuplicar através da rede tambem.</text:p>
      <text:p text:style-name="P4"/>
      <text:p text:style-name="P4">Cavalo de troia</text:p>
      <text:p text:style-name="P4">O famoso cavalo de troia é um tipo de Malware que frequentemente esta disfarçado em softwares legitimos, São programas que instalamos e jutnos deles pode ter um virus ou um worm ou outros malwares ocultos.</text:p>
      <text:p text:style-name="P5">Além disso podem criar <text:span text:style-name="T1">backdoors </text:span>que são prtas traseiras para que seu dispositivo seja controlado remotamente por alguém, seja usando um servidor proxy para ocultar atraques, ou até para enviar spam.</text:p>
      <text:p text:style-name="P5"/>
      <text:p text:style-name="P5">Adware</text:p>
      <text:p text:style-name="P5">é uma forma de malware que se esconde em seu dispositivo e exibe anuncios indesejados, seu objetivo é bombardear seu dispositivo com publicidade.</text:p>
      <text:p text:style-name="P6"/>
      <text:p text:style-name="P6">-spyware</text:p>
      <text:p text:style-name="P7"><text:span text:style-name="T7">São worms conhecidos como software espião, não danificam o dispositivo, mas sim</text:span><text:span text:style-name="T10"> roubam</text:span><text:span text:style-name="T7"> toda informação utiil para o atacante. Seu objetivo é permacer </text:span><text:span text:style-name="T10">oculto e roubar </text:span><text:span text:style-name="T7">todo tipo de dado, principalmente senhas, informações bancárias, redes sociais, entre outros. Tambem pode acessar a </text:span><text:span text:style-name="T10">camera</text:span><text:span text:style-name="T7"> ou </text:span><text:span text:style-name="T10">microfone</text:span><text:span text:style-name="T7"> do usuario sem que ele perceba.</text:span></text:p>
      <text:p text:style-name="P8"><text:soft-page-break/><text:span text:style-name="T6">Costumam entrar em cavalos de troia, ou instalados, como é o caso do </text:span><text:span text:style-name="T9">Keylogger</text:span><text:span text:style-name="T6">(Um spyware que registra as impressoes do teclado).</text:span></text:p>
      <text:p text:style-name="P6"/>
      <text:p text:style-name="P6">-RootKits</text:p>
      <text:p text:style-name="P8"><text:span text:style-name="T6">São malwares mais complexos, que na verdade são um conjunto de softwares. Ao contrário dos outros malwares que atacam o sistema operacional, esse é capaz de se instalar no </text:span><text:span text:style-name="T9">firmware</text:span><text:span text:style-name="T6"> do sistema e tem acesso através do</text:span><text:span text:style-name="T9"> kernel, </text:span><text:span text:style-name="T6">ou seja, se formatarmos o dispositivo ele não sera apagado.</text:span></text:p>
      <text:p text:style-name="P8"><text:span text:style-name="T6">Por ele ter acesso ao Kernel, são capazaes de realizar </text:span><text:span text:style-name="T9">modificações </text:span><text:span text:style-name="T6">nos processos internos do sistema operacional, aos arquivos do sistema, como registros e inclusive contas de usuario. Além disso são capazes de se esconder de softwares anti malware ou antivirus.</text:span></text:p>
      <text:p text:style-name="P6"/>
      <text:p text:style-name="P6">-Botnet</text:p>
      <text:p text:style-name="P8"><text:span text:style-name="T6">uma rede de robos que é injetada por um atacante em uma rede de computadores, para seram </text:span><text:span text:style-name="T9">controlados todos ao mesmo tempo</text:span><text:span text:style-name="T6">. </text:span><text:span text:style-name="T8">São geralmente usados para crimes digitais ou </text:span><text:span text:style-name="T11">crimeware, </text:span><text:span text:style-name="T8">como roubo de identidade ou informação bancaria, chantagem, entre outros. Cavalos de troia costumam ser os principais causadores da propagação de Botnets.</text:span></text:p>
      <text:p text:style-name="P13"/>
      <text:p text:style-name="P13">- Ransomware</text:p>
      <text:p text:style-name="P9"><text:span text:style-name="T9">Não são ocultos</text:span><text:span text:style-name="T6">, são utilizados por atacantes contra </text:span><text:span text:style-name="T9">empresas</text:span><text:span text:style-name="T6"> para </text:span><text:span text:style-name="T9">roubar</text:span><text:span text:style-name="T6"> informações de seus serviços e produtos para depois pedirem um </text:span><text:span text:style-name="T9">resgate</text:span><text:span text:style-name="T6">.</text:span></text:p>
      <text:p text:style-name="P14"><text:soft-page-break/>Usa a chantagem pelo sequestro da informação e normalmente pedem senhas para poder acessar novamente o sistema. Pode ser encontrado através de anexos de e-mail <text:s/>ou ao clicar em links maliciosos. São possíveis de ser encontrados em arquivos compartilhados em programas p2p como torrent.</text:p>
      <text:p text:style-name="P14"/>
      <text:p text:style-name="P15">PROTEÇÃO DA INFORMAÇÃO</text:p>
      <text:p text:style-name="P15">Informação é um recurso fundamental na tomada de decisões, dimensionar coisas e reduzir riscos. Estar informado nos permite desenvolver uma postura e nos antecipar a um determinado evento ou situação.</text:p>
      <text:p text:style-name="P15">Portanto é o recurso mais importante de toda empresa, sem ela a empresa não poderia administra ou justificar suas atividades</text:p>
      <text:p text:style-name="P15"/>
      <text:p text:style-name="P15">PRINCÍPIOS DA SEGURANÇA DA INFORMAÇÃO</text:p>
      <text:p text:style-name="P15">O principio fundamental da segurança da informação é conhecido como Triangulo CIA (Confidentiality, Integrity, Avaliability) ou seja Confidencialidade, Integridade e Disponibilidade</text:p>
      <text:p text:style-name="P15"><draw:custom-shape text:anchor-type="paragraph" draw:z-index="0" draw:name="Forma1" draw:style-name="gr4" draw:text-style-name="P26" svg:width="2.117cm" svg:height="2.117cm" svg:x="7.521cm" svg:y="0.176cm"><text:p text:style-name="P23">C</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draw:line text:anchor-type="paragraph" draw:z-index="4" draw:name="Forma3" draw:style-name="gr1" draw:text-style-name="P23" svg:x1="6.886cm" svg:y1="1.746cm" svg:x2="7.706cm" svg:y2="0.681cm"><text:p/></draw:line></text:p>
      <text:p text:style-name="P3"><draw:custom-shape text:anchor-type="paragraph" draw:z-index="1" draw:name="Forma1_0" draw:style-name="gr3" draw:text-style-name="P25" svg:width="2.117cm" svg:height="2.117cm" svg:x="5.51cm" svg:y="0.697cm"><text:p text:style-name="P23">I</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a1_1" draw:style-name="gr2" draw:text-style-name="P24" svg:width="2.117cm" svg:height="2.117cm" svg:x="9.479cm" svg:y="0.591cm"><text:p text:style-name="P23">A</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 draw:name="Forma4" draw:style-name="gr1" draw:text-style-name="P23" svg:x1="9.4cm" svg:y1="-0.183cm" svg:x2="10.167cm" svg:y2="0.743cm"><text:p/></draw:line></text:p>
      <text:p text:style-name="P3"/>
      <text:p text:style-name="P3"><draw:line text:anchor-type="paragraph" draw:z-index="3" draw:name="Forma2" draw:style-name="gr1" draw:text-style-name="P23" svg:x1="7.627cm" svg:y1="0.053cm" svg:x2="9.638cm" svg:y2="0.046cm"><text:p/></draw:line></text:p>
      <text:p text:style-name="P15">Integridade: Assegurar que os dados não sejam modificados, por acessos não autorizados e que sejam confiaveis, segnifica proteger os dados em uso, quando são transferidos ou armazenados.</text:p>
      <text:p text:style-name="P15"><text:soft-page-break/>Disponibilidade: Significa que os dados sempre estão disponiveis para aceso de pessoas autorizadas, quando ela desejar.</text:p>
      <text:p text:style-name="P15"/>
      <text:p text:style-name="P15">Confidencialidade: Se refere ao esforço de manter os dados sempre privados, sem que pessoas sem autorização possam ve-los e/ou modifica-los.</text:p>
      <text:p text:style-name="P3"/>
      <text:p text:style-name="P15">Todo plano de proteção da informação deve seguir esses principios, pois se um deles falhar, todas as informações manipuladas ficarão comprometidas.</text:p>
      <text:p text:style-name="P15"/>
      <text:p text:style-name="P16">PROTEÇÃO DA INFORMAÇÃO</text:p>
      <text:p text:style-name="P16">Baseia-se na garantia do funcionamento completo do triangulo CIA. Sendo assim, devemos implementar medidas preventivas e rativas que visem proteger e preservar a integridade, disponibilidade e confidencialidade dos dados.</text:p>
      <text:p text:style-name="P20">Medidas preventivas <text:span text:style-name="T12">são todas as ações que podem ser tomadas para evitar problemas indesejados.<text:line-break/></text:span>Medidas reativas <text:span text:style-name="T12">são aquelas que um problema de segurança já foi causado e deve ser resolvido.</text:span></text:p>
      <text:p text:style-name="P20"><text:span text:style-name="T12"/></text:p>
      <text:p text:style-name="P20"><text:span text:style-name="T12">PROTEÇÃO DA COFIDENCIALIDADE</text:span></text:p>
      <text:p text:style-name="P20"><text:span text:style-name="T12">A confidencialidade pode ser quebrada de varias maneiras, tanto direta (por hachink de segurança) quanto indireta, por erro humano. Segue algumas tecnicas para garantir a confidencialidade:</text:span></text:p>
      <text:p text:style-name="P20"><text:soft-page-break/>Encriptação<text:span text:style-name="T12"> – Alterar o formato dos dados , se forem interceptados apenas a pessoa autorizada poderam le-los. </text:span><text:span text:style-name="T15">Medida preventiva</text:span></text:p>
      <text:p text:style-name="P21">Controle de accesso – <text:span text:style-name="T12">assegurar que apenas pessoas autorizadas podem acessar as informações. </text:span><text:span text:style-name="T15">Medida preventiva</text:span></text:p>
      <text:p text:style-name="P21">Apagamento remoto –<text:span text:style-name="T12"> esforço para manter os dados sempre privados, sem q pessoas não autorizadas possam ve-los ou modifica-los. </text:span><text:span text:style-name="T15">Medida reativa</text:span></text:p>
      <text:p text:style-name="P21">Capacitação pessoal – <text:span text:style-name="T12">vem do conceito de </text:span>engenharia social <text:span text:style-name="T12">que é a forma como os usuarios são enganados para conceder seus acessos, seria um treinamento e isso é uma </text:span><text:span text:style-name="T15">Medida preventiva.</text:span></text:p>
      <text:p text:style-name="P21"><text:span text:style-name="T15"/></text:p>
      <text:p text:style-name="P21">PROTEÇÃO DA INTEGRIDADE</text:p>
      <text:p text:style-name="P21"><text:span text:style-name="T12">Algumas tecnicas:</text:span></text:p>
      <text:p text:style-name="P21">Auditorias <text:span text:style-name="T12">- verifica se as informações correspondem ao que deveria ser correto. </text:span><text:span text:style-name="T15">Medida reativa</text:span></text:p>
      <text:p text:style-name="P21">Controle de versões<text:span text:style-name="T15"> – </text:span><text:span text:style-name="T12">se houver algum problema com informações, as ferramentas de versionamento podem “voltar ao estado anterior” . </text:span><text:span text:style-name="T15">Medida reativa</text:span></text:p>
      <text:p text:style-name="P21">Assinaturas digitais - <text:span text:style-name="T12">Garante a autenticidade do documento</text:span>. <text:s/><text:span text:style-name="T15">Medida preventiva</text:span></text:p>
      <text:p text:style-name="P21">Detecção de intrusos<text:span text:style-name="T12"> – Projetado para detectar problemas quando o acesso não autorizado for confirmado. </text:span><text:span text:style-name="T15">Medida reativa</text:span></text:p>
      <text:p text:style-name="P21"><text:span text:style-name="T15"/></text:p>
      <text:p text:style-name="P21">PROTEÇÃO DE DISPONIBILIDADE</text:p>
      <text:p text:style-name="P17">Deve ser levada em consideração de forma preventiva para quando ocorrer um problema de segurança, podem ser:</text:p>
      <text:p text:style-name="P17"><text:soft-page-break/><text:span text:style-name="T1">Tolerância ao erro</text:span>- a capacidade para caso ocorra falhas na informação estas possam ser utilizadas. Pode ser <text:span text:style-name="T13">Medida preventiva</text:span> ou <text:span text:style-name="T13">reativa</text:span>.</text:p>
      <text:p text:style-name="P17"/>
      <text:p text:style-name="P18"><text:span text:style-name="T1">Redundância</text:span> – as informações e validações de acesso se repetem, para garantir que a informação não seja perdida. <text:s/><text:span text:style-name="T14">Medida preventiva</text:span></text:p>
      <text:p text:style-name="P18"><text:span text:style-name="T14"/></text:p>
      <text:p text:style-name="P18"><text:span text:style-name="T2">P</text:span><text:span text:style-name="T1">atches de segurança</text:span><text:span text:style-name="T13"> – </text:span>quando uma falha pe detectada, deve ser resolvida para não ocorrer novamente. Da mesma forma se a falaha ocorrer devido ao software, atualize-o com a vulnerabilidade resolvida</text:p>
      <text:p text:style-name="P22"><text:span text:style-name="T15"/></text:p>
      <text:p text:style-name="P22">FALHAS E VULNERABILIDADES</text:p>
      <text:p text:style-name="P22"/>
      <text:p text:style-name="P22">O que é falha?</text:p>
      <text:p text:style-name="P22"><text:span text:style-name="T12">Tambem conhecida como</text:span> BUG <text:span text:style-name="T12">, é um erro em um programa que dispara um resultado indesejado.</text:span></text:p>
      <text:p text:style-name="P22"><text:span text:style-name="T12">O termo bug vem de 1947 quando Grace Hopper enquanto programava o mark II, descobriu um inseto causando um erro em um de seus reles. </text:span></text:p>
      <text:p text:style-name="P22">Tipos de falhas</text:p>
      <text:p text:style-name="P18">Existem muitos tipos de falha mas em geral são estabelecidas de acordo com o seu comportamento:</text:p>
      <text:p text:style-name="P18"><text:span text:style-name="T1">Heisenbug</text:span>: Baseado no principio da incerteza de Heisenberg, são bugs que alteram ou desaparecem seu comportamento ao tentar depura-lo.</text:p>
      <text:p text:style-name="P18"><text:soft-page-break/><text:span text:style-name="T1">Bohrbug</text:span>: em homenagem ao modelo atomico de Bohr, erro de software incomum que sempre produz um bug ao reiniciar a operaçãp que causou fakha.</text:p>
      <text:p text:style-name="P18"/>
      <text:p text:style-name="P18"><text:span text:style-name="T1">Mandelbug</text:span>: Em homenagem ao matematico Benoit Mandelbrot, é um bug com causas complexas que seu comportamento é totalmente caótico.</text:p>
      <text:p text:style-name="P18"/>
      <text:p text:style-name="P18"><text:span text:style-name="T1">Schoroedinbugs</text:span> – são erros q não aparecem ate que alguém leia o codigo e descubra que em certa circunstância o programa pode travar.</text:p>
      <text:p text:style-name="P18"/>
      <text:p text:style-name="P22">O que é uma vulnerabilidade</text:p>
      <text:p text:style-name="P18">Uma fraqueza ou falha de um sistema que pode colocar risco a integridae, confidencialidade e disponibilidade das informações.</text:p>
      <text:p text:style-name="P18"/>
      <text:p text:style-name="P22">Como Identifica-la?</text:p>
      <text:p text:style-name="P19">A avaliação e detecção permite reconhece-las e caracterizar falhas de segurança.</text:p>
      <text:p text:style-name="P19">Passos:</text:p>
      <text:p text:style-name="P19">Embora não haja um metodo único, é possível reunir uma serie de itens a serem levados em conta para deixar nossas informações seguras:</text:p>
      <text:p text:style-name="P19"><text:tab/>-avaliar como a rede e infra são construidas;</text:p>
      <text:p text:style-name="P19"><text:tab/>-Delimitar quem pode e deve acessar a informação confidencial;<text:line-break/><text:tab/>-Testar se os backups realmente funcionam;<text:line-break/><text:soft-page-break/><text:tab/>-Identificar as partes mais sensiveis e essenciais do sistema</text:p>
      <text:p text:style-name="P19"><text:tab/>-Realizar auditorias sobre o estado de segurança dos computador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var secondary-font" svg:font-family="'var secondary-fon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16:43:25.341000000</meta:creation-date>
    <dc:date>2021-07-15T00:51:26.038000000</dc:date>
    <meta:editing-duration>PT12M26S</meta:editing-duration>
    <meta:editing-cycles>2</meta:editing-cycles>
    <meta:generator>LibreOffice/7.1.4.2$Windows_X86_64 LibreOffice_project/a529a4fab45b75fefc5b6226684193eb000654f6</meta:generator>
    <meta:document-statistic meta:table-count="0" meta:image-count="0" meta:object-count="0" meta:page-count="9" meta:paragraph-count="75" meta:word-count="1322" meta:character-count="8615" meta:non-whitespace-character-count="7349"/>
  </office:meta>
</office:document-meta>
</file>